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43cm" style:rel-column-width="17896*"/>
    </style:style>
    <style:style style:name="Tabela4.B" style:family="table-column">
      <style:table-column-properties style:column-width="12.358cm" style:rel-column-width="47639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5.239cm" style:rel-column-width="20180*"/>
    </style:style>
    <style:style style:name="Tabela1.B" style:family="table-column">
      <style:table-column-properties style:column-width="11.774cm" style:rel-column-width="4535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749cm" style:rel-column-width="22160*"/>
    </style:style>
    <style:style style:name="Tabela5.B" style:family="table-column">
      <style:table-column-properties style:column-width="11.252cm" style:rel-column-width="4337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libri Light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5" style:family="paragraph" style:parent-style-name="TituloOCJP">
      <style:paragraph-properties fo:margin-left="0.058cm" fo:margin-right="0cm" fo:text-indent="0cm" style:auto-text-indent="false">
        <style:tab-stops>
          <style:tab-stop style:position="0cm"/>
        </style:tab-stops>
      </style:paragraph-properties>
    </style:style>
    <style:style style:name="P6" style:family="paragraph" style:parent-style-name="Texto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TextoNormal">
      <style:paragraph-properties fo:text-align="center" style:justify-single-word="false"/>
    </style:style>
    <style:style style:name="P8" style:family="paragraph" style:parent-style-name="TextoNormal" style:list-style-name="L1">
      <style:paragraph-properties fo:margin-left="0.058cm" fo:margin-right="0cm" fo:text-align="start" style:justify-single-word="false" fo:text-indent="0cm" style:auto-text-indent="false" style:text-autospace="none">
        <style:tab-stops>
          <style:tab-stop style:position="0cm"/>
        </style:tab-stops>
      </style:paragraph-properties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8" style:family="text">
      <style:text-properties fo:color="#7f0055"/>
    </style:style>
    <style:style style:name="T9" style:family="text">
      <style:text-properties fo:color="#7f0055" style:font-name="Courier New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2a00ff"/>
    </style:style>
    <style:style style:name="T13" style:family="text">
      <style:text-properties fo:color="#3f7f5f"/>
    </style:style>
    <style:style style:name="T14" style:family="text">
      <style:text-properties fo:color="#3f7f5f" style:text-underline-style="solid" style:text-underline-width="auto" style:text-underline-color="font-color"/>
    </style:style>
    <style:style style:name="T15" style:family="text">
      <style:text-properties style:font-name="Calibri Light1"/>
    </style:style>
    <style:style style:name="T16" style:family="text">
      <style:text-properties style:font-name="Calibri Light1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Resumo Capítulo 1</text:span></text:p>
      <text:p text:style-name="P6"/>
      <text:p text:style-name="TituloOCJP"><text:span text:style-name="T16">Convenções</text:span> de código</text:p>
      <text:p text:style-name="TextoNormal">Classes e interfaces: iniciam com letra maiuscula.</text:p>
      <text:p text:style-name="TextoNormal">Identificadores legais começam com: uma letra, underscore (_) ou o cifrão ($)</text:p>
      <text:p text:style-name="P1"/>
      <text:p text:style-name="TextoNormal">Declaração de class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CodigoProgramacao">[package]0..1</text:p>
            <text:p text:style-name="CodigoProgramacao">[import]0..*</text:p>
            <text:p text:style-name="CodigoProgramacao">[class]0..*</text:p>
            <text:p text:style-name="CodigoProgramacao">[public class]0..1</text:p>
            <text:p text:style-name="CodigoProgramacao">[class]0..*</text:p>
            <text:p text:style-name="P1"/>
          </table:table-cell>
          <table:table-cell table:style-name="Tabela4.B1" office:value-type="string">
            <text:p text:style-name="TextoNormal">- Se houver uma classe pública, o nome do arquivo deve ser o mesmo da classe pública.</text:p>
            <text:p text:style-name="TextoNormal"/>
            <text:p text:style-name="TextoNormal">- Só pode haver uma classe pública em um arquivo-fonte.</text:p>
          </table:table-cell>
        </table:table-row>
      </table:table>
      <text:p text:style-name="P1"/>
      <text:p text:style-name="TituloOCJP">Modificador Protected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CodigoProgramacao">package com.A;</text:p>
            <text:p text:style-name="CodigoProgramacao"/>
            <text:p text:style-name="CodigoProgramacao">public class C {</text:p>
            <text:p text:style-name="CodigoProgramacao"><text:s text:c="2"/>protected int a = 1;</text:p>
            <text:p text:style-name="CodigoProgramacao">}</text:p>
          </table:table-cell>
          <table:table-cell table:style-name="Tabela1.B1" office:value-type="string">
            <text:p text:style-name="CodigoProgramacao">package com.C;</text:p>
            <text:p text:style-name="CodigoProgramacao">import com.A.*;</text:p>
            <text:p text:style-name="CodigoProgramacao"/>
            <text:p text:style-name="CodigoProgramacao">public class D exteds C{</text:p>
            <text:p text:style-name="CodigoProgramacao"><text:s text:c="2"/>a = 5 // válido (também seria se fosse mesmo pacote)</text:p>
            <text:p text:style-name="CodigoProgramacao"/>
            <text:p text:style-name="CodigoProgramacao"><text:s text:c="2"/>C c = new C();</text:p>
            <text:p text:style-name="CodigoProgramacao"><text:s text:c="2"/>c.a = 4; // erro compilação</text:p>
            <text:p text:style-name="CodigoProgramacao">}</text:p>
          </table:table-cell>
        </table:table-row>
      </table:table>
      <text:p text:style-name="P1"/>
      <text:p text:style-name="TituloOCJP">Enu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CodigoProgramacao"><text:tab/>// Overriding de métodos</text:p>
            <text:p text:style-name="CodigoProgramacao"><text:tab/>enum Teste{</text:p>
            <text:p text:style-name="CodigoProgramacao"><text:tab/><text:tab/>// ...</text:p>
            <text:p text:style-name="CodigoProgramacao"><text:span text:style-name="T1"><text:tab/><text:tab/>C</text:span>(3){</text:p>
            <text:p text:style-name="CodigoProgramacao"><text:tab/><text:tab/><text:tab/><text:span text:style-name="T3">public</text:span> <text:span text:style-name="T3">int</text:span> getQ() { <text:span text:style-name="T3">return</text:span> 3; } // apenas para o enum de valor C</text:p>
            <text:p text:style-name="CodigoProgramacao"><text:tab/><text:tab/>};</text:p>
            <text:p text:style-name="CodigoProgramacao"><text:tab/><text:tab/><text:span text:style-name="T3">public</text:span> <text:span text:style-name="T3">int</text:span> getQ(){ <text:span text:style-name="T3">return</text:span> 2; }</text:p>
            <text:p text:style-name="CodigoProgramacao"/>
            <text:p text:style-name="CodigoProgramacao"><text:tab/><text:tab/>// lembrar do .values</text:p>
            <text:p text:style-name="CodigoProgramacao"><text:tab/>}</text:p>
            <text:p text:style-name="CodigoProgramacao"><text:tab/>// método values() retorna cada item do Enum</text:p>
            <text:p text:style-name="CodigoProgramacao"><text:tab/>for (Teste t : Teste.values()){ … }</text:p>
          </table:table-cell>
        </table:table-row>
      </table:table>
      <text:p text:style-name="P3"/>
      <text:p text:style-name="TituloOCJP">Interfaces</text:p>
      <text:p text:style-name="TextoNormal">- métodos: public e abstract. variáveis: public, static, final.</text:p>
      <text:p text:style-name="TextoNormal">- pode estender +1 interface, nunca 1 classe</text:p>
      <text:p text:style-name="TextoNormal">- são implicitamente abstract</text:p>
      <text:p text:style-name="TextoNormal">- métodos não podem ser static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CodigoProgramacao"><draw:custom-shape text:anchor-type="paragraph" draw:z-index="0" draw:style-name="gr1" svg:width="0.299cm" svg:height="0.334cm" svg:x="1.997cm" svg:y="0.3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">public</text:span> <text:span text:style-name="T3">abstract</text:span> algumaInteface{}</text:p>
            <text:p text:style-name="CodigoProgramacao"><text:s text:c="11"/></text:p>
            <text:p text:style-name="CodigoProgramacao"><text:s text:c="6"/>(opcional)</text:p>
          </table:table-cell>
        </table:table-row>
      </table:table>
      <text:p text:style-name="TextoNormal"><text:span text:style-name="T7"/></text:p>
      <text:p text:style-name="TituloOCJP"/>
      <text:p text:style-name="TituloOCJP"/>
      <text:p text:style-name="TituloOCJP"/>
      <text:p text:style-name="TituloOCJP"/>
      <text:p text:style-name="TituloOCJP"/>
      <text:p text:style-name="TituloOCJP"><text:soft-page-break/>Modificadore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extoNormal">public class</text:p>
          </table:table-cell>
          <table:table-cell table:style-name="Tabela5.B1" office:value-type="string">
            <text:p text:style-name="TextoNormal">Classe vista por todos</text:p>
          </table:table-cell>
        </table:table-row>
        <table:table-row>
          <table:table-cell table:style-name="Tabela5.A2" office:value-type="string">
            <text:p text:style-name="TextoNormal">class</text:p>
          </table:table-cell>
          <table:table-cell table:style-name="Tabela5.B2" office:value-type="string">
            <text:p text:style-name="TextoNormal">(default) visível somente no pacote</text:p>
          </table:table-cell>
        </table:table-row>
        <table:table-row>
          <table:table-cell table:style-name="Tabela5.A2" office:value-type="string">
            <text:p text:style-name="TextoNormal">final class / final método</text:p>
          </table:table-cell>
          <table:table-cell table:style-name="Tabela5.B2" office:value-type="string">
            <text:p text:style-name="TextoNormal">Classe não pode ser estendida. </text:p>
            <text:p text:style-name="TextoNormal">Método não pode ser subscrito</text:p>
          </table:table-cell>
        </table:table-row>
        <table:table-row>
          <table:table-cell table:style-name="Tabela5.A2" office:value-type="string">
            <text:p text:style-name="TextoNormal">Argumento final</text:p>
          </table:table-cell>
          <table:table-cell table:style-name="Tabela5.B2" office:value-type="string">
            <text:p text:style-name="TextoNormal">Não pode se alterado no método</text:p>
          </table:table-cell>
        </table:table-row>
        <table:table-row>
          <table:table-cell table:style-name="Tabela5.A2" office:value-type="string">
            <text:p text:style-name="TextoNormal">Método abstract</text:p>
          </table:table-cell>
          <table:table-cell table:style-name="Tabela5.B2" office:value-type="string">
            <text:p text:style-name="TextoNormal">Só pode existir em método abstract</text:p>
          </table:table-cell>
        </table:table-row>
      </table:table>
      <text:p text:style-name="TextoNormal"/>
      <text:p text:style-name="TituloOCJP">Inicialização</text:p>
      <text:p text:style-name="TextoNormal"/>
      <text:p text:style-name="TextoNormal">Tanto variáveis static como de instâncias são inicializadas com valor default.</text:p>
      <text:p text:style-name="TextoNormal">Inicialização de arrays</text:p>
      <text:p text:style-name="TextoNormal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CodigoProgramacao"><text:span text:style-name="T3"><text:tab/><text:tab/>int</text:span> a[] = <text:span text:style-name="T3">new</text:span> <text:span text:style-name="T3">int</text:span>[3];</text:p>
            <text:p text:style-name="CodigoProgramacao"><text:tab/><text:tab/><text:span text:style-name="T3">int</text:span> []b[] = <text:span text:style-name="T3">new</text:span> <text:span text:style-name="T3">int</text:span>[4][5];</text:p>
            <text:p text:style-name="CodigoProgramacao"><text:tab/><text:tab/><text:span text:style-name="T3">int</text:span> c[] = {2,3,4};</text:p>
            <text:p text:style-name="CodigoProgramacao"><text:tab/><text:tab/><text:span text:style-name="T3">int</text:span> []d[][] = <text:span text:style-name="T3">new</text:span> <text:span text:style-name="T3">int</text:span>[4][5][6];</text:p>
            <text:p text:style-name="CodigoProgramacao"><text:tab/><text:tab/>d[3][4][5] = 4;</text:p>
            <text:p text:style-name="CodigoProgramacao"><text:tab/><text:tab/></text:p>
            <text:p text:style-name="CodigoProgramacao"><text:tab/><text:tab/>// inicialização anônima</text:p>
            <text:p text:style-name="CodigoProgramacao"><text:tab/><text:tab/>// não é declarado o tamanho no new</text:p>
            <text:p text:style-name="CodigoProgramacao"><text:tab/><text:tab/><text:span text:style-name="T3">int</text:span>[]e[] = <text:span text:style-name="T3">new</text:span> <text:span text:style-name="T3">int</text:span>[][]{ {1,2}, {56,9} };</text:p>
            <text:p text:style-name="CodigoProgramacao"><text:tab/><text:tab/></text:p>
            <text:p text:style-name="CodigoProgramacao"><text:tab/><text:tab/>// mesmo efeito da inicialização anônima</text:p>
            <text:p text:style-name="CodigoProgramacao"><text:tab/><text:tab/><text:span text:style-name="T3">int</text:span>[]f[] = { {1,2}, {56,9} };</text:p>
            <text:p text:style-name="CodigoProgramacao"><text:tab/><text:tab/></text:p>
            <text:p text:style-name="CodigoProgramacao"><text:tab/><text:tab/>// compile mas gera ArrayIndexOutOfBoundsException</text:p>
            <text:p text:style-name="CodigoProgramacao"><text:tab/><text:tab/>d[3][4][6] = 3;</text:p>
            <text:p text:style-name="CodigoProgramacao"/>
          </table:table-cell>
        </table:table-row>
      </table:table>
      <text:p text:style-name="P2"/>
      <text:p text:style-name="P1"><text:tab/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Normal" style:family="paragraph" style:parent-style-name="Standard">
      <style:paragraph-properties fo:text-align="start" style:justify-single-word="false" style:text-autospace="none"/>
      <style:text-properties fo:color="#000000" style:font-name="Calibri Light" fo:font-size="11pt" style:text-underline-style="none" style:font-name-asian="Consolas" style:font-size-asian="11pt" style:font-name-complex="Consolas" style:font-size-complex="11pt"/>
    </style:style>
    <style:style style:name="TituloOCJP" style:family="paragraph" style:parent-style-name="Standard" style:master-page-name="">
      <style:paragraph-properties fo:margin-left="1.251cm" fo:margin-right="0cm" fo:text-align="center" style:justify-single-word="false" fo:text-indent="-0.026cm" style:auto-text-indent="false" style:page-number="auto" fo:background-color="transparent" style:text-autospace="none">
        <style:tab-stops/>
        <style:background-image/>
      </style:paragraph-properties>
      <style:text-properties fo:color="#666666" style:font-name="Calibri Light2" fo:font-size="15pt" style:text-underline-style="none" fo:font-weight="bold" style:font-name-asian="Courier New" style:font-size-asian="28pt" style:font-weight-asian="bold" style:font-name-complex="Courier New" style:font-size-complex="28pt" style:font-weight-complex="bold"/>
    </style:style>
    <style:style style:name="CodigoProgramacao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2-05T22:50:16.06</dc:date>
    <meta:editing-duration>PT00H53M59S</meta:editing-duration>
    <meta:editing-cycles>22</meta:editing-cycles>
    <meta:generator>OpenOffice.org/3.2$Win32 OpenOffice.org_project/320m18$Build-9502</meta:generator>
    <meta:document-statistic meta:table-count="6" meta:image-count="0" meta:object-count="0" meta:page-count="2" meta:paragraph-count="75" meta:word-count="310" meta:character-count="1873"/>
  </office:meta>
</office:document-meta>
</file>